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position="0% 100%" style:font-name="Times New Roman" fo:font-size="12pt" fo:font-weight="normal" style:font-size-asian="12pt" style:font-weight-asian="normal" style:font-size-complex="12pt" style:font-weight-complex="normal"/>
    </style:style>
    <style:style style:name="P2" style:family="paragraph" style:parent-style-name="Standard">
      <style:text-properties style:text-position="0% 100%" style:font-name="Times New Roman" fo:font-size="12pt" fo:font-weight="bold" style:font-size-asian="12pt" style:font-weight-asian="bold" style:font-size-complex="12pt" style:font-weight-complex="bold"/>
    </style:style>
    <style:style style:name="P3" style:family="paragraph" style:parent-style-name="Standard">
      <style:text-properties style:text-position="0% 100%" style:font-name="Times New Roman" fo:font-size="12pt" fo:font-weight="bold" officeooo:paragraph-rsid="0013a985"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text-position="0% 100%" style:font-name="Times New Roman" fo:font-size="14pt" fo:font-weight="bold" style:font-size-asian="14pt" style:font-weight-asian="bold" style:font-size-complex="14pt" style:font-weight-complex="bold"/>
    </style:style>
    <style:style style:name="P5" style:family="paragraph" style:parent-style-name="Standard" style:list-style-name="L1">
      <style:text-properties style:text-position="0% 100%" style:font-name="Times New Roman" fo:font-size="12pt" fo:font-weight="normal" style:font-size-asian="12pt" style:font-weight-asian="normal" style:font-size-complex="12pt" style:font-weight-complex="normal"/>
    </style:style>
    <style:style style:name="P6" style:family="paragraph" style:parent-style-name="Standard">
      <style:text-properties style:text-position="0% 100%" style:font-name="Times New Roman" fo:font-size="12pt" fo:font-weight="normal" officeooo:rsid="0013a985" officeooo:paragraph-rsid="0013a985" style:font-size-asian="12pt" style:font-weight-asian="normal" style:font-size-complex="12pt" style:font-weight-complex="normal"/>
    </style:style>
    <style:style style:name="P7" style:family="paragraph" style:parent-style-name="Standard" style:list-style-name="L2">
      <style:text-properties style:text-position="0% 100%" style:font-name="Times New Roman"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irtual Memory - Frame allocation</text:p>
      <text:p text:style-name="P2"/>
      <text:p text:style-name="P2">What determines the minimum number of frames that must be allocated to a process?</text:p>
      <text:list xml:id="list768073780" text:style-name="L1">
        <text:list-item>
          <text:p text:style-name="P5">An instruction in the computer which can make a maximum number of memory references determines the minimum number of frames that must be allocated to the system. If this many frames are not allocated, it is possible that no instruction is ever executed. It always hits upon page faults. </text:p>
        </text:list-item>
        <text:list-item>
          <text:p text:style-name="P5">Thus the computer architecture determines this by limiting the amount of indirection possible in a single instruction.</text:p>
        </text:list-item>
      </text:list>
      <text:p text:style-name="P1"/>
      <text:p text:style-name="P3">What determines the minimum number of frames that must be allocated to a process?</text:p>
      <text:p text:style-name="P6">The size of the physical memory</text:p>
      <text:p text:style-name="P6"/>
      <text:p text:style-name="P2">Frame allocation algorithms</text:p>
      <text:list xml:id="list253278202" text:style-name="L2">
        <text:list-item>
          <text:p text:style-name="P7"><text:span text:style-name="T1">Equal allocation</text:span> – All processes are allocated m/n frames. m is the total number of frames, n is the total number of processes.</text:p>
        </text:list-item>
        <text:list-item>
          <text:p text:style-name="P7"><text:span text:style-name="T1">Proportional allocation</text:span> – Processes are allocated frames in proportion to the size or priority or a combination of both.</text:p>
        </text:list-item>
      </text:list>
      <text:p text:style-name="P1"/>
      <text:p text:style-name="P2">Suppose that a machine provides instructions that can access memory locations using the one-level indirect addressing scheme. What is the sequence of page faults incurred when all of the pages of a program are currently non-resident and the first instruction of the program is <text:s/>an indirect memory load operation? What happens when the operating system is using a per-process frame allocation technique and only two pages are allocated to this process? </text:p>
      <text:p text:style-name="P1">The following page faults take place: page fault to access the instruction, a page fault to access the memory location that contains a pointer to the target memory location, and a page fault when the target memory location is accessed. The operating system will generate three page faults with the third page replacing the page containing the instruction. If the instruction needs to be fetched again to repeat the trapped instruction, then the sequence of page faults will continue indefinitely. <text:s/>If the instruction is cached in a register, then it will be able to execute completely after the third page faul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3-13T16:04:14</meta:creation-date>
    <dc:date>2012-11-25T20:23:31</dc:date>
    <dc:creator>Kempa </dc:creator>
    <meta:editing-duration>PT5M5S</meta:editing-duration>
    <meta:editing-cycles>6</meta:editing-cycles>
    <meta:generator>LibreOffice/3.6$Linux_x86 LibreOffice_project/360m1$Build-2</meta:generator>
    <meta:document-statistic meta:table-count="0" meta:image-count="0" meta:object-count="0" meta:page-count="1" meta:paragraph-count="11" meta:word-count="326" meta:character-count="1974" meta:non-whitespace-character-count="1658"/>
  </office:meta>
</office:document-meta>
</file>